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 style:text-position="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 style:text-position="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ackground-color="transparent"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order="none"/>
      <style:text-properties style:text-position="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table:style-name="ce7"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2">
          <table:table-cell office:value-type="string">
            <text:p>Crear una cuenta GitHub</text:p>
          </table:table-cell>
          <table:table-cell table:style-name="ce7"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table:style-name="ce7"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Crear repositorio GitHub y agregar log de tareas</text:p>
          </table:table-cell>
          <table:table-cell table:style-name="ce7"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/>
          <table:table-cell table:style-name="ce9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style-name="ce4"/>
          <table:table-cell table:style-name="ce10"/>
          <table:table-cell table:style-name="ce16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17/08/2012</text:date>, <text:time>18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17T18:23:32</dc:date>
    <meta:editing-duration>PT5H32M13S</meta:editing-duration>
    <meta:editing-cycles>46</meta:editing-cycles>
    <meta:generator>LibreOffice/3.4$Unix LibreOffice_project/340m1$Build-402</meta:generator>
    <dc:creator>Alejandro </dc:creator>
    <meta:document-statistic meta:table-count="3" meta:cell-count="20" meta:object-count="0"/>
  </office:meta>
</office:document-meta>
</file>